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ac75" officeooo:paragraph-rsid="0002ac75"/>
    </style:style>
    <style:style style:name="P2" style:family="paragraph" style:parent-style-name="Standard">
      <style:text-properties style:text-underline-style="none" officeooo:rsid="0002ac75" officeooo:paragraph-rsid="0002ac75"/>
    </style:style>
    <style:style style:name="P3" style:family="paragraph" style:parent-style-name="Standard">
      <style:text-properties style:text-underline-style="none" fo:font-weight="bold" officeooo:rsid="0002ac75" officeooo:paragraph-rsid="0002ac75" style:font-weight-asian="bold" style:font-weight-complex="bold"/>
    </style:style>
    <style:style style:name="P4" style:family="paragraph" style:parent-style-name="Standard">
      <style:text-properties style:text-underline-style="none" fo:font-weight="normal" officeooo:rsid="0002ac75" officeooo:paragraph-rsid="0002ac75" style:font-weight-asian="normal" style:font-weight-complex="normal"/>
    </style:style>
    <style:style style:name="P5" style:family="paragraph" style:parent-style-name="Standard">
      <style:text-properties style:text-underline-style="none" fo:font-weight="normal" officeooo:rsid="0002ac75" officeooo:paragraph-rsid="00044bd2" style:font-weight-asian="normal" style:font-weight-complex="normal"/>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UD2. Actividad 2</text:h>
      <text:p text:style-name="P1">Jose Ángel Albaladejo Sánchez.</text:p>
      <text:p text:style-name="P1"/>
      <text:p text:style-name="P3">Busca información sobre el firmware y responde a las siguientes preguntas. Evita copiar directamente de Internet. Al final de la actividad, incluye una lista de los enlaces consultados para obtener la información.</text:p>
      <text:p text:style-name="P3"/>
      <text:p text:style-name="P3">¿Qué es el firmware?</text:p>
      <text:p text:style-name="P2"/>
      <text:p text:style-name="P2">El firmware es un tipo de software que proporciona instrucciones específicas para el funcionamiento y control de hardware incorporado en dispositivos electrónicos. A diferencia del software convencional que se ejecuta en un sistema operativo, el firmware está diseñado para operar directamente sobre el hardware del dispositivo. Se almacena de manera permanente en la memoria de solo lectura (ROM) o en otros tipos de memoria no volátil, lo que significa que mantiene sus instrucciones incluso cuando el dispositivo se apaga. </text:p>
      <text:p text:style-name="P2"/>
      <text:p text:style-name="P3"/>
      <text:p text:style-name="P3">¿Qué relación tiene con el software?</text:p>
      <text:p text:style-name="P3"/>
      <text:p text:style-name="P4">El firmware es una categoría dentro del espectro más amplio del software. Mientras que el software abarca todo programa o conjunto de instrucciones que pueden ser ejecutados por una computadora, el firmware se centra específicamente en el software que está integrado directamente en los dispositivos y se encarga de controlar su hardware. En resumen, el firmware es un subconjunto de software que está más estrechamente vinculado al hardware. </text:p>
      <text:p text:style-name="P3"/>
      <text:p text:style-name="P3">¿En qué se diferencia de los drivers?</text:p>
      <text:p text:style-name="P3"/>
      <text:p text:style-name="P4">Los drivers (controladores) son programas de software que permiten que el sistema operativo interactúe y se comunique con hardware específico. En contraste, el firmware es un conjunto de instrucciones incorporadas directamente en el hardware del dispositivo. Mientras que el firmware proporciona las funciones básicas y de bajo nivel necesarias para que el hardware funcione, los drivers son interfaces que permiten al sistema operativo y a las aplicaciones comunicarse con ese hardware de manera más específica y avanzada. </text:p>
      <text:p text:style-name="P4"/>
      <text:p text:style-name="P4"/>
      <text:p text:style-name="P4"/>
      <text:p text:style-name="P4">Understanding Firmware" - <text:a xlink:type="simple" xlink:href="https://www.electronics-notes.com/articles/analogue_circuits/firmware/what-is-firmware.php" text:style-name="Internet_20_link" text:visited-style-name="Visited_20_Internet_20_Link">https://www.electronics-notes.com/articles/analogue_circuits/firmware/what-is-firmware.php</text:a></text:p>
      <text:p text:style-name="P4"/>
      <text:p text:style-name="P5">"What is Firmware and How is it Different from Software?" -</text:p>
      <text:p text:style-name="P5"><text:s/><text:a xlink:type="simple" xlink:href="https://www.freecodecamp.org/news/what-is-firmware-and-how-is-it-different-from-software-89c588f85d9d/" text:style-name="Internet_20_link" text:visited-style-name="Visited_20_Internet_20_Link">https://www.freecodecamp.org/news/what-is-firmware-and-how-is-it-different-from-software-89c588f85d9d/</text:a></text:p>
      <text:p text:style-name="P5"/>
      <text:p text:style-name="P5">"What is firmware?" - </text:p>
      <text:p text:style-name="P5"><text:a xlink:type="simple" xlink:href="https://www.computerhope.com/jargon/f/firmware.htm" text:style-name="Internet_20_link" text:visited-style-name="Visited_20_Internet_20_Link">https://www.computerhope.com/jargon/f/firmware.htm</text:a></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9T11:30:41.404000000</meta:creation-date>
    <dc:date>2024-01-19T11:36:41.399000000</dc:date>
    <meta:editing-duration>PT6M</meta:editing-duration>
    <meta:editing-cycles>2</meta:editing-cycles>
    <meta:generator>LibreOffice/7.6.0.3$Windows_X86_64 LibreOffice_project/69edd8b8ebc41d00b4de3915dc82f8f0fc3b6265</meta:generator>
    <meta:document-statistic meta:table-count="0" meta:image-count="0" meta:object-count="0" meta:page-count="1" meta:paragraph-count="14" meta:word-count="301" meta:character-count="2195" meta:non-whitespace-character-count="1903"/>
  </office:meta>
</office:document-meta>
</file>